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88931" officeooo:paragraph-rsid="00088931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Subtitle">
      <style:text-properties officeooo:rsid="00088931" officeooo:paragraph-rsid="00088931"/>
    </style:style>
    <style:style style:name="P4" style:family="paragraph" style:parent-style-name="Title">
      <style:text-properties officeooo:rsid="00088931" officeooo:paragraph-rsid="00088931"/>
    </style:style>
    <style:style style:name="T1" style:family="text">
      <style:text-properties fo:color="#26a269" loext:opacity="100%" fo:font-weight="bold"/>
    </style:style>
    <style:style style:name="T2" style:family="text">
      <style:text-properties fo:color="#12488b" loext:opacity="100%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ab 5: Programs on arrays in CUDA</text:p>
      <text:p text:style-name="P3">Date: 12/02/2026</text:p>
      <text:p text:style-name="Preformatted_20_Text"><text:span text:style-name="T1"/></text:p>
      <text:p text:style-name="Preformatted_20_Text"><text:span text:style-name="T1">6CSEC2@debian</text:span>:<text:span text:style-name="T2">~</text:span>$ cd Documents/230905252/Lab5</text:p>
      <text:p text:style-name="Preformatted_20_Text"><text:span text:style-name="T1">6CSEC2@debian</text:span>:<text:span text:style-name="T2">~/Documents/230905252/Lab5</text:span>$ ./exe/q1a </text:p>
      <text:p text:style-name="Preformatted_20_Text">Enter size of vector: 5</text:p>
      <text:p text:style-name="Preformatted_20_Text">Enter vector A: 1 2 3 4 5</text:p>
      <text:p text:style-name="Preformatted_20_Text">Enter vector B: 2 3 4 5 6</text:p>
      <text:p text:style-name="Preformatted_20_Text">Sum vector: <text:s text:c="4"/>3 5 7 9 11 </text:p>
      <text:p text:style-name="Preformatted_20_Text"><text:span text:style-name="T1">6CSEC2@debian</text:span>:<text:span text:style-name="T2">~/Documents/230905252/Lab5</text:span>$ ./exe/q1b</text:p>
      <text:p text:style-name="Preformatted_20_Text">Enter size of vector: 5</text:p>
      <text:p text:style-name="Preformatted_20_Text">Enter vector A: 5 4 3 2 1 </text:p>
      <text:p text:style-name="Preformatted_20_Text">Enter vector B: 6 5 4 3 2 </text:p>
      <text:p text:style-name="Preformatted_20_Text">Sum vector: <text:s text:c="4"/>11 9 7 5 3 </text:p>
      <text:p text:style-name="Preformatted_20_Text"><text:span text:style-name="T1">6CSEC2@debian</text:span>:<text:span text:style-name="T2">~/Documents/230905252/Lab5</text:span>$ ./exe/q2</text:p>
      <text:p text:style-name="Preformatted_20_Text">Enter size of vector: 7</text:p>
      <text:p text:style-name="Preformatted_20_Text">Enter vector A: 1 2 3 4 5 6 7</text:p>
      <text:p text:style-name="Preformatted_20_Text">Enter vector B: 2 4 6 8 10 12 14</text:p>
      <text:p text:style-name="Preformatted_20_Text">Sum vector: <text:s text:c="4"/>3 6 9 12 15 18 21 </text:p>
      <text:p text:style-name="Preformatted_20_Text"><text:span text:style-name="T1">6CSEC2@debian</text:span>:<text:span text:style-name="T2">~/Documents/230905252/Lab5</text:span>$ ./exe/q3</text:p>
      <text:p text:style-name="Preformatted_20_Text">Enter size of vector: 5</text:p>
      <text:p text:style-name="Preformatted_20_Text">Enter vector A (angles in radians): 0 0.523598776 0.785398163 1.047197551 1.570796327</text:p>
      <text:p text:style-name="Preformatted_20_Text">Sine vector: <text:s text:c="3"/>0.000000 0.500000 0.707107 0.866025 1.000000 </text:p>
      <text:p text:style-name="Preformatted_20_Text"><text:span text:style-name="T1">6CSEC2@debian</text:span>:<text:span text:style-name="T2">~/Documents/230905252/Lab5</text:span>$ ./exe/q4 </text:p>
      <text:p text:style-name="Preformatted_20_Text">Enter size of vector: 5</text:p>
      <text:p text:style-name="Preformatted_20_Text">Enter vector X: <text:s text:c="8"/>1 2 3 4 5</text:p>
      <text:p text:style-name="Preformatted_20_Text">Enter vector Y: <text:s text:c="8"/>4 2 6 1 8</text:p>
      <text:p text:style-name="Preformatted_20_Text">Enter scalar multiplier: 3</text:p>
      <text:p text:style-name="Preformatted_20_Text">Resultant vector: <text:s text:c="6"/>7 8 15 13 23 </text:p>
      <text:p text:style-name="Preformatted_20_Text"><text:span text:style-name="T1">6CSEC2@debian</text:span>:<text:span text:style-name="T2">~/Documents/230905252/Lab5</text:span>$ ./exe/q5</text:p>
      <text:p text:style-name="Preformatted_20_Text">Enter size of vector: 6 </text:p>
      <text:p text:style-name="Preformatted_20_Text">Enter vector: <text:s text:c="2"/>9 21 2 8 13 5</text:p>
      <text:p text:style-name="P2">Sorted vector: <text:s/>2 5 8 9 13 21 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88931" officeooo:paragraph-rsid="000889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Dhruv Vijay Phalod<text:tab/>230905252 | Roll no: 41<text:tab/>Lab 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2T11:47:11.816348853</meta:creation-date>
    <dc:date>2026-02-12T11:48:55.704095375</dc:date>
    <meta:editing-duration>PT1M44S</meta:editing-duration>
    <meta:editing-cycles>1</meta:editing-cycles>
    <meta:document-statistic meta:table-count="0" meta:image-count="0" meta:object-count="0" meta:page-count="1" meta:paragraph-count="33" meta:word-count="200" meta:character-count="1169" meta:non-whitespace-character-count="951"/>
    <meta:generator>LibreOffice/7.4.7.2$Linux_X86_64 LibreOffice_project/40$Build-2</meta:generator>
  </office:meta>
</office:document-meta>
</file>